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bril Fatface" svg:font-family="'Abril Fatface'"/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231f20" style:font-name="Times New Roman" fo:font-size="12pt" officeooo:rsid="000d1ac6" officeooo:paragraph-rsid="000d1ac6"/>
    </style:style>
    <style:style style:name="P2" style:family="paragraph" style:parent-style-name="Standard">
      <style:paragraph-properties fo:text-align="start" style:justify-single-word="false"/>
      <style:text-properties officeooo:paragraph-rsid="000d1ac6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officeooo:rsid="000d1ac6" officeooo:paragraph-rsid="000d1ac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paragraph-rsid="000d1ac6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d1ac6" officeooo:paragraph-rsid="000d1ac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style:text-underline-style="solid" style:text-underline-width="auto" style:text-underline-color="font-color" officeooo:rsid="000d1ac6" officeooo:paragraph-rsid="000d1ac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231f20" style:font-name="Liberation Mono" fo:font-size="10pt" officeooo:rsid="000d1ac6" officeooo:paragraph-rsid="000d1ac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231f20" style:font-name="Liberation Mono" fo:font-size="10pt" officeooo:rsid="000dcfa2" officeooo:paragraph-rsid="000d1ac6" style:font-size-asian="10pt" style:font-size-complex="10pt"/>
    </style:style>
    <style:style style:name="P9" style:family="paragraph" style:parent-style-name="Heading_20_4">
      <style:paragraph-properties fo:text-align="start" style:justify-single-word="false"/>
      <style:text-properties style:font-name="Liberation Mono" fo:font-size="10pt" officeooo:paragraph-rsid="000d1ac6" style:font-size-asian="10pt" style:font-size-complex="10pt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style:font-name="Liberation Mono" fo:font-size="10pt" fo:font-style="normal" fo:font-weight="normal" style:font-size-asian="10pt" style:font-size-complex="10pt"/>
    </style:style>
    <style:style style:name="P11" style:family="paragraph" style:parent-style-name="Heading_20_2">
      <style:paragraph-properties fo:text-align="start" style:justify-single-word="false"/>
      <style:text-properties fo:font-variant="normal" fo:text-transform="none" style:font-name="Liberation Mono" fo:font-size="10pt" fo:font-style="normal" fo:font-weight="normal" officeooo:paragraph-rsid="000d1ac6" style:font-size-asian="10pt" style:font-size-complex="10pt"/>
    </style:style>
    <style:style style:name="P12" style:family="paragraph" style:parent-style-name="Heading_20_1">
      <style:paragraph-properties fo:text-align="start" style:justify-single-word="false"/>
      <style:text-properties style:font-name="Liberation Mono" fo:font-size="10pt" officeooo:paragraph-rsid="000d1ac6" style:font-size-asian="10pt" style:font-size-complex="10pt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3">
      <style:text-properties style:font-name="Liberation Mono" fo:font-size="10pt" style:font-size-asian="10pt" style:font-size-complex="10pt"/>
    </style:style>
    <style:style style:name="P15" style:family="paragraph" style:parent-style-name="Text_20_body" style:list-style-name="L5"/>
    <style:style style:name="P16" style:family="paragraph" style:parent-style-name="Text_20_body">
      <style:text-properties style:font-name="Liberation Mono" fo:font-size="10pt" style:font-size-asian="10pt" style:font-size-complex="10pt"/>
    </style:style>
    <style:style style:name="P17" style:family="paragraph" style:parent-style-name="Text_20_body" style:list-style-name="L1">
      <style:text-properties style:font-name="Liberation Mono" fo:font-size="10pt" style:font-size-asian="10pt" style:font-size-complex="10pt"/>
    </style:style>
    <style:style style:name="P18" style:family="paragraph" style:parent-style-name="Text_20_body" style:list-style-name="L2">
      <style:text-properties style:font-name="Liberation Mono" fo:font-size="10pt" style:font-size-asian="10pt" style:font-size-complex="10pt"/>
    </style:style>
    <style:style style:name="P19" style:family="paragraph" style:parent-style-name="Text_20_body" style:list-style-name="L3">
      <style:text-properties style:font-name="Liberation Mono" fo:font-size="10pt" style:font-size-asian="10pt" style:font-size-complex="10pt"/>
    </style:style>
    <style:style style:name="P20" style:family="paragraph" style:parent-style-name="Text_20_body" style:list-style-name="L4">
      <style:text-properties style:font-name="Liberation Mono" fo:font-size="10pt" style:font-size-asian="10pt" style:font-size-complex="10pt"/>
    </style:style>
    <style:style style:name="P21" style:family="paragraph" style:parent-style-name="Text_20_body" style:list-style-name="L6">
      <style:text-properties style:font-name="Liberation Mono" fo:font-size="10pt" style:font-size-asian="10pt" style:font-size-complex="10pt"/>
    </style:style>
    <style:style style:name="P22" style:family="paragraph" style:parent-style-name="Text_20_body" style:list-style-name="L7">
      <style:text-properties style:font-name="Liberation Mono" fo:font-size="10pt" style:font-size-asian="10pt" style:font-size-complex="10pt"/>
    </style:style>
    <style:style style:name="P23" style:family="paragraph" style:parent-style-name="Text_20_body" style:list-style-name="L8">
      <style:text-properties style:font-name="Liberation Mono" fo:font-size="10pt" style:font-size-asian="10pt" style:font-size-complex="10pt"/>
    </style:style>
    <style:style style:name="P24" style:family="paragraph" style:parent-style-name="Text_20_body" style:list-style-name="L9">
      <style:text-properties style:font-name="Liberation Mono" fo:font-size="10pt" style:font-size-asian="10pt" style:font-size-complex="10pt"/>
    </style:style>
    <style:style style:name="P25" style:family="paragraph" style:parent-style-name="Text_20_body" style:list-style-name="L10">
      <style:text-properties style:font-name="Liberation Mono" fo:font-size="10pt" style:font-size-asian="10pt" style:font-size-complex="10pt"/>
    </style:style>
    <style:style style:name="P26" style:family="paragraph" style:parent-style-name="Text_20_body" style:list-style-name="L1">
      <style:paragraph-properties fo:margin-top="0in" fo:margin-bottom="0in" loext:contextual-spacing="false"/>
    </style:style>
    <style:style style:name="P27" style:family="paragraph" style:parent-style-name="Text_20_body" style:list-style-name="L5">
      <style:paragraph-properties fo:margin-top="0in" fo:margin-bottom="0in" loext:contextual-spacing="false"/>
    </style:style>
    <style:style style:name="P28" style:family="paragraph" style:parent-style-name="Text_20_body" style:list-style-name="L7">
      <style:paragraph-properties fo:margin-top="0in" fo:margin-bottom="0in" loext:contextual-spacing="false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0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1" style:family="paragraph" style:parent-style-name="Text_20_body" style:list-style-name="L3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2" style:family="paragraph" style:parent-style-name="Text_20_body" style:list-style-name="L4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3" style:family="paragraph" style:parent-style-name="Text_20_body" style:list-style-name="L6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4" style:family="paragraph" style:parent-style-name="Text_20_body" style:list-style-name="L7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5" style:family="paragraph" style:parent-style-name="Text_20_body" style:list-style-name="L8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6" style:family="paragraph" style:parent-style-name="Text_20_body" style:list-style-name="L10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00a933"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weight="bold"/>
    </style:style>
    <style:style style:name="T5" style:family="text">
      <style:text-properties style:font-name="Liberation Mono" fo:font-size="10pt" fo:font-weight="bold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6pt" fo:font-weight="bold" style:font-size-asian="6pt" style:font-size-complex="6pt"/>
    </style:style>
    <style:style style:name="T8" style:family="text">
      <style:text-properties style:font-name="Liberation Mono" fo:font-size="6pt" style:font-size-asian="6pt" style:font-size-complex="6pt"/>
    </style:style>
    <style:style style:name="T9" style:family="text">
      <style:text-properties style:font-name="Liberation Mono" fo:font-size="9pt" fo:font-weight="bold" style:font-size-asian="9pt" style:font-size-complex="9pt"/>
    </style:style>
    <style:style style:name="T10" style:family="text">
      <style:text-properties style:font-name="Liberation Mono"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 DRIVEN DEVELOPMENT</text:p>
      <text:p text:style-name="P3"/>
      <text:p text:style-name="P6">Shortly</text:p>
      <text:p text:style-name="P7">Test-driven development (TDD) is an approach to program development in which you interleave testing and code development. Essentially, you develop the code incrementally, along with a test for that increment. You don’t move on to the next increment until the code that you have developed passes its test. Test-driven development was introduced as part of agile methods such as Extreme Programming. However, it can also be used in plan-driven development processes. One of the most important benefits of test-driven development is <text:span text:style-name="T2">that it reduces the costs of regression testing.</text:span></text:p>
      <text:p text:style-name="P7"/>
      <text:p text:style-name="P7"><text:span text:style-name="T1">REGRESSION TESTING</text:span> is defined as a type of software <text:span text:style-name="T1">testing</text:span> to confirm that a recent program or code change has not adversely affected existing features. <text:span text:style-name="T1">Regression Testing</text:span> is nothing but a full or partial selection of already executed <text:span text:style-name="T1">test</text:span> cases which are re-executed to ensure existing functionalities work fine.</text:p>
      <text:p text:style-name="P7"/>
      <text:p text:style-name="P7">Wikipedia</text:p>
      <text:p text:style-name="P7"/>
      <text:p text:style-name="P1"><text:span text:style-name="T5">Test-driven development</text:span><text:span text:style-name="T6"> (</text:span><text:span text:style-name="T5">TDD</text:span><text:span text:style-name="T6">) is a </text:span><text:a xlink:type="simple" xlink:href="https://en.wikipedia.org/wiki/Software_development_process" text:style-name="Internet_20_link" text:visited-style-name="Visited_20_Internet_20_Link"><text:span text:style-name="T6">software development process</text:span></text:a><text:span text:style-name="T6"> that relies on the repetition of a very short development cycle: requirements are turned into very specific </text:span><text:a xlink:type="simple" xlink:href="https://en.wikipedia.org/wiki/Test_case" text:style-name="Internet_20_link" text:visited-style-name="Visited_20_Internet_20_Link"><text:span text:style-name="T6">test cases</text:span></text:a><text:span text:style-name="T6">, then the code is improved so that the tests pass. This is opposed to software development that allows code to be added that is not proven to meet requirements. </text:span></text:p>
      <text:p text:style-name="P1"><text:span text:style-name="T6">Test-driven development is related to the test-first programming concepts of </text:span><text:a xlink:type="simple" xlink:href="https://en.wikipedia.org/wiki/Extreme_programming" text:style-name="Internet_20_link" text:visited-style-name="Visited_20_Internet_20_Link"><text:span text:style-name="T6">extreme programming</text:span></text:a><text:span text:style-name="T6">, begun in 1999.</text:span></text:p>
      <text:p text:style-name="P7"/>
      <text:p text:style-name="P8"/>
      <text:p text:style-name="P2"><text:a xlink:type="simple" xlink:href="https://www.agilealliance.org/glossary/tdd/#q=~(infinite~false~filters~(postType~(~'page~'post~'aa_book~'aa_event_session~'aa_experience_report~'aa_glossary~'aa_research_paper~'aa_video)~tags~(~'tdd))~searchTerm~'~sort~false~sortDirection~'asc~page~1" text:style-name="Internet_20_link" text:visited-style-name="Visited_20_Internet_20_Link"><text:span text:style-name="T6">https://www.agilealliance.org/glossary/tdd/#q=~(infinite~false~filters~(postType~(~'page~'post~'aa_book~'aa_event_session~'aa_experience_report~'aa_glossary~'aa_research_paper~'aa_video)~tags~(~'tdd))~searchTerm~'~sort~false~sortDirection~'asc~page~1</text:span></text:a><text:a xlink:type="simple" xlink:href="https://www.agilealliance.org/glossary/tdd/#q=~(infinite~false~filters~(postType~(~'page~'post~'aa_book~'aa_event_session~'aa_experience_report~'aa_glossary~'aa_research_paper~'aa_video)~tags~(~'tdd))~searchTerm~'~sort~false~sortDirection~'asc~page~1)" text:style-name="Internet_20_link" text:visited-style-name="Visited_20_Internet_20_Link"><text:span text:style-name="T6">)</text:span></text:a></text:p>
      <text:p text:style-name="P4"/>
      <text:h text:style-name="P11" text:outline-level="2">Definition</text:h>
      <text:p text:style-name="Text_20_body"><text:span text:style-name="T6">“Test-driven development” refers to a style of programming in which three activities are tightly interwoven: coding, testing (in the form of writing </text:span><text:a xlink:type="simple" xlink:href="https://www.agilealliance.org/glossary/unit-test/" text:style-name="Internet_20_link" text:visited-style-name="Visited_20_Internet_20_Link"><text:span text:style-name="T6">unit tests</text:span></text:a><text:span text:style-name="T6">) and design (in the form of </text:span><text:a xlink:type="simple" xlink:href="https://www.agilealliance.org/glossary/refactoring/" text:style-name="Internet_20_link" text:visited-style-name="Visited_20_Internet_20_Link"><text:span text:style-name="T6">refactoring</text:span></text:a><text:span text:style-name="T6">).</text:span></text:p>
      <text:p text:style-name="P16">It can be succinctly described by the following set of rules:</text:p>
      <text:list xml:id="list3434626626" text:style-name="L1">
        <text:list-item>
          <text:p text:style-name="P29">write a “single” unit test describing an aspect of the program </text:p>
        </text:list-item>
        <text:list-item>
          <text:p text:style-name="P29">run the test, which should fail because the program lacks that feature </text:p>
        </text:list-item>
        <text:list-item>
          <text:p text:style-name="P29">write “just enough” code, the simplest possible, to make the test pass </text:p>
        </text:list-item>
        <text:list-item>
          <text:p text:style-name="P26"><text:span text:style-name="T6">“refactor” the code until it conforms to the </text:span><text:a xlink:type="simple" xlink:href="https://www.agilealliance.org/glossary/rules-of-simplicity/" text:style-name="Internet_20_link" text:visited-style-name="Visited_20_Internet_20_Link"><text:span text:style-name="T6">simplicity criteria</text:span></text:a><text:span text:style-name="T6"> </text:span></text:p>
        </text:list-item>
        <text:list-item>
          <text:p text:style-name="P17">repeat, “accumulating” unit tests over time </text:p>
        </text:list-item>
      </text:list>
      <text:h text:style-name="P10" text:outline-level="2">Expected Benefits</text:h>
      <text:list xml:id="list892079086" text:style-name="L2">
        <text:list-item>
          <text:p text:style-name="P30">many teams report significant reductions in defect rates, at the cost of a moderate increase in initial development effort </text:p>
        </text:list-item>
        <text:list-item>
          <text:p text:style-name="P30">the same teams tend to report that these overheads are more than offset by a reduction in effort in projects’ final phases </text:p>
        </text:list-item>
        <text:list-item>
          <text:p text:style-name="P18">although empirical research has so far failed to confirm this, veteran practitioners report that TDD leads to improved design qualities in the code, <text:soft-page-break/>and more generally a higher degree of “internal” or technical quality, for instance improving the metrics of cohesion and coupling </text:p>
        </text:list-item>
      </text:list>
      <text:h text:style-name="P10" text:outline-level="2">Common Pitfalls</text:h>
      <text:p text:style-name="P16">Typical individual mistakes include:</text:p>
      <text:list xml:id="list3720551969" text:style-name="L3">
        <text:list-item>
          <text:p text:style-name="P31">forgetting to run tests frequently </text:p>
        </text:list-item>
        <text:list-item>
          <text:p text:style-name="P31">writing too many tests at once </text:p>
        </text:list-item>
        <text:list-item>
          <text:p text:style-name="P31">writing tests that are too large or coarse-grained </text:p>
        </text:list-item>
        <text:list-item>
          <text:p text:style-name="P31">writing overly trivial tests, for instance omitting assertions </text:p>
        </text:list-item>
        <text:list-item>
          <text:p text:style-name="P19">writing tests for trivial code, for instance accessors </text:p>
        </text:list-item>
      </text:list>
      <text:p text:style-name="P16">Typical team pitfalls include:</text:p>
      <text:list xml:id="list2915228766" text:style-name="L4">
        <text:list-item>
          <text:p text:style-name="P32">partial adoption – only a few developers on the team use TDD </text:p>
        </text:list-item>
        <text:list-item>
          <text:p text:style-name="P32">poor maintenance of the test suite – most commonly leading to a test suite with a prohibitively long running time </text:p>
        </text:list-item>
        <text:list-item>
          <text:p text:style-name="P20">abandoned test suite (i.e. seldom or never run) – sometimes as a result of poor maintenance, sometimes as a result of team turnover </text:p>
        </text:list-item>
      </text:list>
      <text:p text:style-name="P4"/>
      <text:h text:style-name="P11" text:outline-level="2">Signs of Use</text:h>
      <text:list xml:id="list1958079325" text:style-name="L5">
        <text:list-item>
          <text:p text:style-name="P27"><text:a xlink:type="simple" xlink:href="http://en.wikipedia.org/wiki/Code_coverage" text:style-name="Internet_20_link" text:visited-style-name="Visited_20_Internet_20_Link"><text:span text:style-name="T6">“code coverage”</text:span></text:a><text:span text:style-name="T6"> is a common approach to evidencing the use of TDD; while high coverage does not guarantee appropriate use of TDD, coverage below 80% is likely to indicate deficiencies in a team’s mastery of TDD </text:span></text:p>
        </text:list-item>
        <text:list-item>
          <text:p text:style-name="P15"><text:a xlink:type="simple" xlink:href="https://www.agilealliance.org/glossary/version-control/" text:style-name="Internet_20_link" text:visited-style-name="Visited_20_Internet_20_Link"><text:span text:style-name="T6">version control</text:span></text:a><text:span text:style-name="T6"> logs should show that test code is checked in each time product code is checked in, in roughly comparable amounts </text:span></text:p>
        </text:list-item>
      </text:list>
      <text:p text:style-name="P4"/>
      <text:h text:style-name="P12" text:outline-level="1">F.I.R.S.T Principles of Unit Testing</text:h>
      <text:p text:style-name="P4"/>
      <text:p text:style-name="P4"/>
      <text:h text:style-name="P9" text:outline-level="4"><text:bookmark text:name="user-content-fast-isolatedindependent-repeatable-self-validating-and-thoroughtimely"/>FAST, ISOLATED/INDEPENDENT, REPEATABLE, SELF-VALIDATING and THOROUGH/TIMELY</text:h>
      <text:h text:style-name="P14" text:outline-level="3"><text:bookmark text:name="user-content-fast"/>Fast</text:h>
      <text:list xml:id="list3252031590" text:style-name="L6">
        <text:list-item>
          <text:p text:style-name="P33">A developer should not hesitate to run the tests as they are slow. </text:p>
        </text:list-item>
        <text:list-item>
          <text:p text:style-name="P21">All of these including setup, the actual test and tear down should execute really fast (milliseconds) as you may have thousands of tests in your entire project. </text:p>
        </text:list-item>
      </text:list>
      <text:h text:style-name="P14" text:outline-level="3"><text:bookmark text:name="user-content-isolatedindependent"/>Isolated/Independent</text:h>
      <text:list xml:id="list4055984510" text:style-name="L7">
        <text:list-item>
          <text:p text:style-name="P28"><text:span text:style-name="T6">A test method should do the </text:span><text:span text:style-name="Strong_20_Emphasis"><text:span text:style-name="T6">3 As</text:span></text:span><text:span text:style-name="T6"> =&gt; </text:span><text:span text:style-name="Strong_20_Emphasis"><text:span text:style-name="T6">Arrange, Act, Assert</text:span></text:span><text:span text:style-name="T6"> </text:span></text:p>
        </text:list-item>
        <text:list-item>
          <text:p text:style-name="P34">Arrange: The data used in a test should not depend on the environment in which the test is running. All the data needed for a test should be arranged as part of the test. </text:p>
        </text:list-item>
        <text:list-item>
          <text:p text:style-name="P34">Act: Invoke the actual method under test. </text:p>
        </text:list-item>
        <text:list-item>
          <text:p text:style-name="P34">Assert: A test method should test for a single logical outcome, implying that typically there<text:line-break/><text:soft-page-break/>should be only a single logical assert. A logical assert could have multiple physical asserts as<text:line-break/>long as all the asserts test the state of a single object. In a few cases, an action can update<text:line-break/>multiple objects. </text:p>
        </text:list-item>
        <text:list-item>
          <text:p text:style-name="P34">Avoid doing asserts in the Arrange part, let it throw exceptions and your test will still fail. </text:p>
        </text:list-item>
        <text:list-item>
          <text:p text:style-name="P34">No order-of-run dependency. They should pass or fail the same way in suite or when run individually. </text:p>
        </text:list-item>
        <text:list-item>
          <text:p text:style-name="P22">Do not do any more actions after the assert statement(s), preferably single logical assert. </text:p>
        </text:list-item>
      </text:list>
      <text:h text:style-name="P14" text:outline-level="3"><text:bookmark text:name="user-content-repeatable"/>Repeatable</text:h>
      <text:list xml:id="list24688253" text:style-name="L8">
        <text:list-item>
          <text:p text:style-name="P35">A test method should NOT depend on any data in the environment/instance in which it is running. </text:p>
        </text:list-item>
        <text:list-item>
          <text:p text:style-name="P35">Deterministic results - should yield the same results every time and at every location where they run.<text:line-break/>No dependency on date/time or random functions output. </text:p>
        </text:list-item>
        <text:list-item>
          <text:p text:style-name="P23">Each test should setup or arrange it's own data.<text:line-break/>What if a set of tests need some common data? Use Data Helper classes that can setup this data for re-usability. </text:p>
        </text:list-item>
      </text:list>
      <text:h text:style-name="P14" text:outline-level="3"><text:bookmark text:name="user-content-self-validating"/>Self-Validating</text:h>
      <text:list xml:id="list3926341202" text:style-name="L9">
        <text:list-item>
          <text:p text:style-name="P24">No manual inspection required to check whether the test has passed or failed. </text:p>
        </text:list-item>
      </text:list>
      <text:h text:style-name="P14" text:outline-level="3"><text:bookmark text:name="user-content-thorough"/>Thorough</text:h>
      <text:list xml:id="list1873153759" text:style-name="L10">
        <text:list-item>
          <text:p text:style-name="P36">Should cover every use case scenario and NOT just aim for 100% coverage. </text:p>
        </text:list-item>
        <text:list-item>
          <text:p text:style-name="P36">Tests for corner/edge/boundary values. </text:p>
        </text:list-item>
        <text:list-item>
          <text:p text:style-name="P36">Tests for large data sets - this will test runtime and space complexity. </text:p>
        </text:list-item>
        <text:list-item>
          <text:p text:style-name="P36">Tests for security with users having different roles - behavior may be different based on user's role. </text:p>
        </text:list-item>
        <text:list-item>
          <text:p text:style-name="P36">Tests for large values - overflow and underflow errors for data types like integer. </text:p>
        </text:list-item>
        <text:list-item>
          <text:p text:style-name="P36">Tests for exceptions and errors. </text:p>
        </text:list-item>
        <text:list-item>
          <text:p text:style-name="P25">Tests for illegal arguments or bad inputs. 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bril Fatface" svg:font-family="'Abril Fatface'"/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8T12:38:12.077736921</meta:creation-date>
    <dc:date>2020-07-12T19:01:15.322182622</dc:date>
    <meta:editing-duration>PT29M34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3" meta:paragraph-count="62" meta:word-count="960" meta:character-count="5984" meta:non-whitespace-character-count="5082"/>
  </office:meta>
</office:document-meta>
</file>